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10 Pitch" svg:font-family="Courier 10 Pitch" style:font-family-generic="system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10 Pitch"/>
    </style:style>
    <style:style style:name="T3" style:parent-style-name="DefaultParagraphFont" style:family="text">
      <style:text-properties style:font-name="Courier 10 Pitch"/>
    </style:style>
    <style:style style:name="T4" style:parent-style-name="DefaultParagraphFont" style:family="text">
      <style:text-properties style:font-name="Courier 10 Pitch"/>
    </style:style>
    <style:style style:name="T5" style:parent-style-name="DefaultParagraphFont" style:family="text">
      <style:text-properties style:font-name="Courier 10 Pitch"/>
    </style:style>
  </office:automatic-styles>
  <office:body>
    <office:text text:use-soft-page-breaks="true">
      <text:p text:style-name="P1"/>
      <text:p text:style-name="Standard"/>
      <text:p text:style-name="Cour">1) Disconnect from wired internet access.</text:p>
      <text:p text:style-name="Cour">2)<text:s/><text:span text:style-name="T2">source activate psychopy</text:span></text:p>
      <text:p text:style-name="Standard">3)<text:s/><text:span text:style-name="T3">cd ~/Dropbox/volatileValues/simple_rt_experiment/data</text:span></text:p>
      <text:p text:style-name="Standard">4)<text:s/><text:span text:style-name="T4">python simple_fc_rt.py<text:s/></text:span>(note that you will see a<text:s/>mouse._xdll error which prints because I’ve disabled the mouse, but this has no bearing on the experiment)</text:p>
      <text:p text:style-name="Standard">5) Open<text:s/><text:span text:style-name="T5">pilot_condition_order.csv</text:span>. Your initials are next to the sequence of conditions and your trial file set number. A prompt will ask for your subject ID (your CoAxID), condition (enter the number from the file), and the trial file set number (entered from file).</text:p>
      <text:p text:style-name="Standard">6) The game should begin with instructions.</text:p>
      <text:p text:style-name="Standard">7)<text:s/>When the task finishes, press escape to exit.<text:s/></text:p>
      <text:p text:style-name="Standard"/>
      <text:p text:style-name="Standard"/>
      <text:p text:style-name="Standard"/>
      <text:p text:style-name="Standard">rsync -rPz ~/Dropbox/volatileValues/simple_rt_experiment/data tmoleswo@labusers-iMac.wv.cc.cmu.edu:/Volumes/Drobo/activ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10 Pitch" svg:font-family="Courier 10 Pitch" style:font-family-generic="system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ur" style:display-name="Cour" style:family="paragraph" style:parent-style-name="Standard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01-26T16:12:00Z</meta:creation-date>
    <dc:date>2018-02-19T20:05:00Z</dc:date>
    <meta:template xlink:href="Normal.dotm" xlink:type="simple"/>
    <meta:editing-cycles>19</meta:editing-cycles>
    <meta:editing-duration>PT7440S</meta:editing-duration>
    <meta:document-statistic meta:page-count="1" meta:paragraph-count="1" meta:word-count="115" meta:character-count="773" meta:row-count="5" meta:non-whitespace-character-count="659"/>
  </office:meta>
</office:document-meta>
</file>